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regular text.</text:p>
      <text:p text:style-name="Code"><text:span text:style-name="Codefragment">Some</text:span> preformatted text.</text:p>
      <text:p text:style-name="Code">Another <text:span text:style-name="Codefragment">preformatted</text:span> <text:span text:style-name="Codefragment">paragraph</text:span><text:line-break/> with<text:line-break/> <text:s/>some<text:line-break/> <text:s text:c="2"/>continued<text:line-break/> <text:s text:c="3"/>lines.</text:p>
      <text:p text:style-name="Code"><text:s text:c="5"/>New <text:span text:style-name="Codefragment">paragraphs</text:span></text:p>
      <text:p text:style-name="Code"><text:s text:c="6"/><text:span text:style-name="Codefragment">starting</text:span> with</text:p>
      <text:p text:style-name="Code"><text:s text:c="7"/>„indentation“!</text:p>
      <text:p text:style-name="Standard">An example using tabs for indentation in preformatted text follows:</text:p>
      <text:p text:style-name="Code">Some</text:p>
      <text:p text:style-name="Code"><text:tab/>block<text:line-break/><text:tab/>of code</text:p>
      <text:p text:style-name="Code">with {</text:p>
      <text:p text:style-name="Code"><text:tab/>an<text:line-break/><text:tab/><text:tab/>indented<text:line-break/><text:tab/><text:tab/><text:tab/>block<text:line-break/><text:tab/><text:tab/>of<text:line-break/><text:tab/>code</text:p>
      <text:p text:style-name="Code">}</text:p>
      <text:p text:style-name="Standard">Some regular text.</text:p>
      <text:p text:style-name="Standard"><text:s/>Some regular text also starting with spaces.</text:p>
      <text:p text:style-name="Standard"><text:s text:c="2"/>Some regular text also starting with spaces.</text:p>
      <text:p text:style-name="Standard"><text:s text:c="3"/>Some regular text also starting with spaces.</text:p>
      <text:p text:style-name="P1">Some regular text.</text:p>
      <text:p text:style-name="P1">A paragraph containing a <text:span text:style-name="Codefragment">code fragment in typewriter style</text:span>. </text:p>
      <text:p text:style-name="Standard"><text:span text:style-name="Codefragment">Some paragraph being completely formatted... </text:span></text:p>
      <text:p text:style-name="Standard"><text:span text:style-name="Codefragment"><text:s/>...in typewriter style, but the format itself is a...</text:span></text:p>
      <text:p text:style-name="Standard"><text:span text:style-name="Codefragment"><text:s text:c="2"/>...character style, not a paragraph style. </text:span></text:p>
      <text:p text:style-name="P1">Some regular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margin-top="0.199cm" fo:margin-bottom="0.199cm" fo:padding="0.049cm" fo:border="0.018cm solid #000000" style:shadow="none"/>
      <style:text-properties style:font-name="Courier New"/>
    </style:style>
    <style:style style:name="Codefragment" style:family="text">
      <style:text-properties style:font-name="Courier New1" fo:background-color="#ffffc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rnhard Haumacher</meta:initial-creator>
    <meta:creation-date>2007-05-22T09:07:44</meta:creation-date>
    <dc:creator>Bernhard Haumacher</dc:creator>
    <dc:date>2007-05-30T22:16:02</dc:date>
    <dc:language>de-DE</dc:language>
    <meta:editing-cycles>21</meta:editing-cycles>
    <meta:editing-duration>PT1H46M41S</meta:editing-duration>
    <meta:user-defined meta:name="Info 1"/>
    <meta:user-defined meta:name="Info 2"/>
    <meta:user-defined meta:name="Info 3"/>
    <meta:user-defined meta:name="CODE_JOIN_PARAGRAPHS">false</meta:user-defined>
    <meta:document-statistic meta:table-count="0" meta:image-count="0" meta:object-count="0" meta:page-count="1" meta:paragraph-count="22" meta:word-count="97" meta:character-count="690"/>
  </office:meta>
</office:document-meta>
</file>